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f176" officeooo:paragraph-rsid="0003f176"/>
    </style:style>
    <style:style style:name="P2" style:family="paragraph" style:parent-style-name="Standard">
      <style:text-properties officeooo:rsid="0003f176" officeooo:paragraph-rsid="0006e71d"/>
    </style:style>
    <style:style style:name="P3" style:family="paragraph" style:parent-style-name="Standard">
      <style:text-properties officeooo:rsid="000569c2" officeooo:paragraph-rsid="000569c2"/>
    </style:style>
    <style:style style:name="P4" style:family="paragraph" style:parent-style-name="Standard" style:list-style-name="L1">
      <style:text-properties officeooo:paragraph-rsid="000569c2"/>
    </style:style>
    <style:style style:name="P5" style:family="paragraph" style:parent-style-name="Standard" style:list-style-name="L1">
      <style:text-properties officeooo:rsid="000569c2" officeooo:paragraph-rsid="000569c2"/>
    </style:style>
    <style:style style:name="P6" style:family="paragraph" style:parent-style-name="Standard" style:list-style-name="L1">
      <style:text-properties officeooo:rsid="000569c2" officeooo:paragraph-rsid="00063337"/>
    </style:style>
    <style:style style:name="P7" style:family="paragraph" style:parent-style-name="Standard" style:list-style-name="L1">
      <style:text-properties officeooo:rsid="00063337" officeooo:paragraph-rsid="00063337"/>
    </style:style>
    <style:style style:name="P8" style:family="paragraph" style:parent-style-name="Standard" style:list-style-name="L1">
      <style:text-properties officeooo:rsid="0006e71d" officeooo:paragraph-rsid="0006e71d"/>
    </style:style>
    <style:style style:name="P9" style:family="paragraph" style:parent-style-name="Standard">
      <style:text-properties officeooo:rsid="0006e71d" officeooo:paragraph-rsid="0006e71d"/>
    </style:style>
    <style:style style:name="P10" style:family="paragraph" style:parent-style-name="Standard" style:list-style-name="L2">
      <style:text-properties officeooo:rsid="00053688" officeooo:paragraph-rsid="00053688"/>
    </style:style>
    <style:style style:name="P11" style:family="paragraph" style:parent-style-name="Standard">
      <style:text-properties officeooo:rsid="00053688" officeooo:paragraph-rsid="000569c2"/>
    </style:style>
    <style:style style:name="P12" style:family="paragraph" style:parent-style-name="Standard" style:list-style-name="L2">
      <style:text-properties officeooo:rsid="0003f176" officeooo:paragraph-rsid="0003f176"/>
    </style:style>
    <style:style style:name="P13" style:family="paragraph" style:parent-style-name="Standard">
      <style:text-properties officeooo:rsid="0008817c" officeooo:paragraph-rsid="0008817c"/>
    </style:style>
    <style:style style:name="T1" style:family="text">
      <style:text-properties officeooo:rsid="00053688"/>
    </style:style>
    <style:style style:name="T2" style:family="text">
      <style:text-properties officeooo:rsid="000569c2"/>
    </style:style>
    <style:style style:name="T3" style:family="text">
      <style:text-properties officeooo:rsid="00063337"/>
    </style:style>
    <style:style style:name="T4" style:family="text">
      <style:text-properties style:text-line-through-style="none" style:text-line-through-type="none" officeooo:rsid="00063337"/>
    </style:style>
    <style:style style:name="T5" style:family="text">
      <style:text-properties style:text-line-through-style="none" style:text-line-through-type="none" officeooo:rsid="0006e71d"/>
    </style:style>
    <style:style style:name="T6" style:family="text">
      <style:text-properties officeooo:rsid="0006e71d"/>
    </style:style>
    <style:style style:name="T7" style:family="text">
      <style:text-properties officeooo:rsid="0008817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I 2 player Hard:</text:p>
      <text:p text:style-name="P1"/>
      <text:p text:style-name="P1"/>
      <text:p text:style-name="P3">Points <text:span text:style-name="T6">per card (lower is better)</text:span>: </text:p>
      <text:list xml:id="list4001307631" text:style-name="L1">
        <text:list-item>
          <text:p text:style-name="P4"><text:span text:style-name="T2">wild pickup 4 : -3</text:span><text:span text:style-name="T4"> (-</text:span><text:span text:style-name="T5">3</text:span><text:span text:style-name="T4"> for every other wild pickup 4 in hand)</text:span></text:p>
        </text:list-item>
        <text:list-item>
          <text:p text:style-name="P5">wild: -<text:span text:style-name="T6">2</text:span></text:p>
        </text:list-item>
        <text:list-item>
          <text:p text:style-name="P5">wild swap: -<text:span text:style-name="T6">2 (-1 for each other basic colour in your hand) ***LOSING CARD FOR THE MOMENT</text:span></text:p>
        </text:list-item>
        <text:list-item>
          <text:p text:style-name="P5">reverse: <text:span text:style-name="T3">0 (-1 for each other reverse in hand)</text:span></text:p>
        </text:list-item>
        <text:list-item>
          <text:p text:style-name="P6">skip: <text:span text:style-name="T3">0 ( -1 for each other skip in hand)</text:span></text:p>
        </text:list-item>
        <text:list-item>
          <text:p text:style-name="P7">pickup 2: -2</text:p>
        </text:list-item>
        <text:list-item>
          <text:p text:style-name="P5">basic colour: <text:span text:style-name="T6">2</text:span> <text:span text:style-name="T3">(-1 for every other matching number in hand)</text:span></text:p>
        </text:list-item>
        <text:list-item>
          <text:p text:style-name="P8">number of different colours in hand: <text:span text:style-name="T7">1</text:span> per colour</text:p>
        </text:list-item>
      </text:list>
      <text:p text:style-name="P9"/>
      <text:p text:style-name="P13">G4 B9 Y0 WILD YS YP RS = 6+ -2 -2 -2 + 4 = 4 ESTIMATE 3</text:p>
      <text:p text:style-name="P13">B6 B8 B5 B3 G3 GP G9 = 10 + -2 = 8 + 0 -3 + 2= 7 ESTIMATE - 5</text:p>
      <text:p text:style-name="P13">Y6 GR R3 BS G2 R8 G8 = ESTIMATE 2 </text:p>
      <text:p text:style-name="P13"/>
      <text:p text:style-name="P13">OR</text:p>
      <text:p text:style-name="P2"/>
      <text:p text:style-name="P2"><text:span text:style-name="T6">C</text:span>ard decision order</text:p>
      <text:p text:style-name="P11"/>
      <text:list xml:id="list1663675865" text:style-name="L2">
        <text:list-item>
          <text:p text:style-name="P12">Play matching basic colour with no matching number of another colour in hand</text:p>
        </text:list-item>
        <text:list-item>
          <text:p text:style-name="P12">Play matching <text:span text:style-name="T1">basic</text:span> colour with matching number (including skip, reverse and pickup 2<text:span text:style-name="T1">)</text:span> of another colour in hand</text:p>
        </text:list-item>
        <text:list-item>
          <text:p text:style-name="P12">Play matching number of colour you have the most of</text:p>
        </text:list-item>
        <text:list-item>
          <text:p text:style-name="P12">Play <text:span text:style-name="T1">any </text:span>matching number</text:p>
        </text:list-item>
        <text:list-item>
          <text:p text:style-name="P12">Play <text:span text:style-name="T1">wild card</text:span></text:p>
        </text:list-item>
        <text:list-item>
          <text:p text:style-name="P10">Play wild pick up 4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08:11:05.039890190</meta:creation-date>
    <dc:date>2020-04-16T16:29:00.233405366</dc:date>
    <meta:editing-duration>PT2H51M3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206" meta:character-count="905" meta:non-whitespace-character-count="732"/>
  </office:meta>
</office:document-meta>
</file>